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03fe3d"/>
    </style:style>
    <style:style style:name="P4" style:family="paragraph" style:parent-style-name="Heading_20_3">
      <style:paragraph-properties fo:text-align="center" style:justify-single-word="false"/>
      <style:text-properties fo:font-weight="bold"/>
    </style:style>
    <style:style style:name="P5" style:family="paragraph" style:parent-style-name="Text_20_body" style:list-style-name="L1">
      <style:paragraph-properties fo:text-align="justify"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list-style-name="L2"/>
    <style:style style:name="P8" style:family="paragraph" style:parent-style-name="Text_20_body" style:list-style-name="L2">
      <style:text-properties fo:font-weight="bold"/>
    </style:style>
    <style:style style:name="T1" style:family="text">
      <style:text-properties fo:language="en" fo:country="US"/>
    </style:style>
    <style:style style:name="T2" style:family="text">
      <style:text-properties fo:language="en" fo:country="US" officeooo:rsid="0003fe3d"/>
    </style:style>
    <style:style style:name="T3" style:family="text">
      <style:text-properties fo:language="en" fo:country="US" fo:font-weight="normal" officeooo:rsid="0003fe3d" style:font-weight-asian="normal" style:font-weight-complex="normal"/>
    </style:style>
    <style:style style:name="T4" style:family="text">
      <style:text-properties fo:font-weight="bold"/>
    </style:style>
    <style:style style:name="T5" style:family="text">
      <style:text-properties officeooo:rsid="0003fe3d"/>
    </style:style>
    <style:style style:name="T6" style:family="text">
      <style:text-properties fo:language="ru" fo:country="RU" officeooo:rsid="0003fe3d"/>
    </style:style>
    <style:style style:name="T7" style:family="text">
      <style:text-properties fo:font-weight="normal" style:font-weight-asian="normal" style:font-weight-complex="normal"/>
    </style:style>
    <style:style style:name="T8" style:family="text">
      <style:text-properties fo:font-weight="normal" officeooo:rsid="0003fe3d" style:font-weight-asian="normal" style:font-weight-complex="normal"/>
    </style:style>
    <style:style style:name="T9" style:family="text">
      <style:text-properties officeooo:rsid="000582f7"/>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3">Краткий Отчет: Визуализация Точек Интереса (POI) для Открытия Кофеен</text:h>
      <text:list text:style-name="L2">
        <text:list-item>
          <text:p text:style-name="P7"><text:span text:style-name="T4">Источник данных:</text:span> Данные для визуализации были получены из OpenStreetMap (OSM) с использованием библиотеки OSMnx. Исходные файлы данных <text:span text:style-name="Source_20_Text">moscow_pois.csv</text:span> и <text:span text:style-name="Source_20_Text">spb_pois.csv</text:span> содержат разнообразные географические объекты (точки, полигоны, мультиполигоны), представляющие различные категории точек интереса в Москве и Санкт-Петербурге соответственно.</text:p>
        </text:list-item>
        <text:list-item>
          <text:p text:style-name="P7"><text:span text:style-name="T4">Принцип работы кода визуализации:</text:span> Код визуализации представляет собой Python-скрипт, который выполняет следующие ключевые шаги:</text:p>
          <text:list>
            <text:list-item>
              <text:p text:style-name="P7"><text:span text:style-name="T4">Загрузка данных:</text:span> Скрипт загружает данные POI из файлов <text:span text:style-name="Source_20_Text">moscow_pois.csv</text:span> и <text:span text:style-name="Source_20_Text">spb_pois.csv</text:span> в зависимости от выбора города.</text:p>
            </text:list-item>
            <text:list-item>
              <text:p text:style-name="P7"><text:span text:style-name="T4">Обработка геометрии:</text:span> Используется библиотека <text:span text:style-name="Source_20_Text">shapely</text:span> для парсинга географических данных из столбца <text:span text:style-name="Source_20_Text">geometry</text:span>. Для точечных объектов (<text:span text:style-name="Source_20_Text">POINT</text:span>) извлекаются прямые координаты (широта и долгота). Для более сложных геометрий, таких как полигоны (<text:span text:style-name="Source_20_Text">POLYGON</text:span>) и мультиполигоны (<text:span text:style-name="Source_20_Text">MULTIPOLYGON</text:span>), вычисляется их центроид (геометрический центр), который затем используется в качестве координат для отображения на карте. Это позволяет визуализировать все типы POI, а не только точечные.</text:p>
            </text:list-item>
            <text:list-item>
              <text:p text:style-name="P7"><text:span text:style-name="T4">Симуляция оценки выгодности:</text:span> Для каждой точки интереса генерируется имитационный "скор" (оценка) выгодности, который симулирует выход реальной модели оценки потенциальной прибыльности для кофейни. Скор учитывает тип POI, добавляя "бонусы" за определенные категории (например, станции метро, университеты, торговые центры).</text:p>
            </text:list-item>
            <text:list-item>
              <text:p text:style-name="P8">Визуализация на карте: Гибкие режимы отображения:</text:p>
              <text:list>
                <text:list-item>
                  <text:p text:style-name="P7">Приложение использует библиотеку <text:span text:style-name="Source_20_Text">folium</text:span> для создания интерактивной географической карты, предлагая два основных режима визуализации, переключаемых пользователем:</text:p>
                  <text:list>
                    <text:list-item>
                      <text:p text:style-name="P7"><text:span text:style-name="T4">Режим "Круги":</text:span> Вокруг каждой точки интереса рисуются круги заданного радиуса. Цвет круга изменяется градиентно от красного (низкая выгодность) через желтый к зеленому (высокая выгодность), визуально отображая предсказанный скор. Пользователь может настраивать радиус кругов и их прозрачность.</text:p>
                    </text:list-item>
                    <text:list-item>
                      <text:p text:style-name="P7"><text:span text:style-name="T4">Режим "Тепловая карта":</text:span> Отображает плотность выгодности POI на карте. Цвет области на тепловой карте определяется не просто количеством точек, а их <text:span text:style-name="T4">прогнозируемым скором выгодности</text:span>. Более "горячие" (зеленые) области указывают на концентрацию высокобальных POI. Градиент цвета настроен таким образом, что <text:span text:style-name="T4">красный</text:span> соответствует низкой выгодности, <text:span text:style-name="T4">желтый</text:span> — средней, а <text:span text:style-name="T4">зеленый</text:span> — высокой, обеспечивая единообразие с визуализацией кругов. Пользователь может <text:soft-page-break/>настраивать радиус влияния точек на тепловой карте, степень размытия, а также минимальную и максимальную прозрачность.</text:p>
                    </text:list-item>
                  </text:list>
                </text:list-item>
              </text:list>
            </text:list-item>
            <text:list-item>
              <text:p text:style-name="P8">Управление настройками: Обычный и Расширенный режимы:</text:p>
              <text:list>
                <text:list-item>
                  <text:p text:style-name="P7">Для удобства использования, настройки приложения разделены на два режима, доступные в боковой панели:</text:p>
                  <text:list>
                    <text:list-item>
                      <text:p text:style-name="P7"><text:span text:style-name="T4">"Обычный" режим:</text:span> Предоставляет базовые опции: выбор города и переключение между режимами "Круги" и "Тепловая карта".</text:p>
                    </text:list-item>
                    <text:list-item>
                      <text:p text:style-name="P7"><text:span text:style-name="T4">"Расширенный" режим:</text:span> Открывает доступ ко всем дополнительным параметрам, включая фильтр по минимальному скору POI и детальные настройки для каждого типа визуализации (радиусы, прозрачности, размытие).</text:p>
                    </text:list-item>
                  </text:list>
                </text:list-item>
              </text:list>
            </text:list-item>
            <text:list-item>
              <text:p text:style-name="P7"><text:span text:style-name="T4">Интегрированное руководство пользователя:</text:span> В боковой панели приложения добавлен сворачиваемый раздел "Руководство пользователя", содержащий подробное описание всего функционала и настроек. Это позволяет пользователям быстро получить необходимую информацию без выхода из приложения.</text:p>
            </text:list-item>
          </text:list>
        </text:list-item>
        <text:list-item>
          <text:p text:style-name="P7"><text:span text:style-name="T4">Технологии приложения:</text:span> Приложение разработано с использованием Streamlit — фреймворка с открытым исходным кодом для быстрого создания и развертывания веб-приложений для анализа данных и машинного обучения на Python. Streamlit позволяет легко превращать скрипты (коды) данных в интерактивные веб-интерфейсы (интернет пользовательские экраны).</text:p>
        </text:list-item>
        <text:list-item>
          <text:p text:style-name="P7"><text:span text:style-name="T4">Развертывание приложения:</text:span> Для обеспечения быстрой и стабильной работы приложения, а также его доступности, развернули его на специализированной облачной платформе Streamlit Community Cloud, прежде загрузив его на GitHub.</text:p>
        </text:list-item>
      </text:list>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7-09T15:26:16.371000000</meta:creation-date>
    <dc:date>2025-07-10T12:07:36.871000000</dc:date>
    <meta:editing-duration>PT13H57M35S</meta:editing-duration>
    <meta:editing-cycles>3</meta:editing-cycles>
    <meta:generator>LibreOffice/7.5.1.2$Windows_X86_64 LibreOffice_project/fcbaee479e84c6cd81291587d2ee68cba099e129</meta:generator>
    <meta:document-statistic meta:table-count="0" meta:image-count="0" meta:object-count="0" meta:page-count="2" meta:paragraph-count="17" meta:word-count="469" meta:character-count="3844" meta:non-whitespace-character-count="3405"/>
  </office:meta>
</office:document-meta>
</file>